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30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651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text-properties officeooo:rsid="005460a5" officeooo:paragraph-rsid="005460a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5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6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1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2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49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officeooo:rsid="00ed9fac" style:font-style-asian="normal" style:font-name-complex="Lucida Sans" style:font-style-complex="normal"/>
    </style:style>
    <style:style style:name="T50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officeooo:rsid="00a2fee5"/>
    </style:style>
    <style:style style:name="T72" style:family="text">
      <style:text-properties officeooo:rsid="00a6d6bb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4pt" style:font-size-asian="4pt" style:font-size-complex="4pt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text-input text:description="&lt;formatLang(line.quantity)&gt;">25,45</text:text-input></text:p>
          </table:table-cell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7"><text:span text:style-name="T74"><text:text-input text:description="&lt;for each=&quot;line2 in line.invoice_line_tax_id&quot;&gt;">F</text:text-input></text:span><text:span text:style-name="T73"><text:text-input text:description="&lt;line2.short_description&gt;">10,5%</text:text-input></text:span><text:span text:style-name="T74"><text:text-input text:description="&lt;/for&gt;">Ef</text:text-input></text:span></text:p>
          </table:table-cell>
          <table:table-cell table:style-name="Tabla4.A2" office:value-type="string">
            <text:p text:style-name="P7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/>
          </table:table-cell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9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402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651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1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officeooo:rsid="00ed9fac" style:font-style-asian="normal" style:font-name-complex="Lucida Sans" style:font-style-complex="normal"/>
    </style:style>
    <style:style style:name="MT14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5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font-size="8pt" style:font-size-asian="8pt" style:font-size-complex="8pt"/>
    </style:style>
    <style:style style:name="MT21" style:family="text">
      <style:text-properties fo:color="#000000" fo:letter-spacing="0.004cm" fo:font-style="normal" style:font-style-asian="normal" style:font-style-complex="normal"/>
    </style:style>
    <style:style style:name="MT2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4" style:family="text">
      <style:text-properties fo:color="#000000" fo:letter-spacing="-0.007cm" fo:font-style="normal" style:font-style-asian="normal" style:font-style-complex="normal"/>
    </style:style>
    <style:style style:name="MT2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2" style:family="text">
      <style:text-properties fo:font-weight="normal" officeooo:rsid="008f8dcf" style:font-weight-asian="normal" style:font-weight-complex="normal"/>
    </style:style>
    <style:style style:name="MT53" style:family="text">
      <style:text-properties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officeooo:rsid="00a2fee5"/>
    </style:style>
    <style:style style:name="MT6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6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7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8" style:family="text">
      <style:text-properties fo:color="#221f1f" style:text-position="0% 100%" fo:letter-spacing="-0.016cm"/>
    </style:style>
    <style:style style:name="MT69" style:family="text">
      <style:text-properties officeooo:rsid="00a6d6bb"/>
    </style:style>
    <style:style style:name="MT70" style:family="text">
      <style:text-properties fo:font-weight="normal" style:font-weight-asian="normal" style:font-weight-complex="normal"/>
    </style:style>
    <style:style style:name="MT71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21cm" svg:y="-0.78cm" draw:z-index="0"><draw:text-box fo:min-height="1.401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><text:span text:style-name="MT13">Juan Bautista Alberdi 4030</text:span></text:p>
              <text:p text:style-name="MP11"><text:span text:style-name="MT14">Sucursales en RAMOS MEJÍA:<text:line-break/>► Av. de Mayo 1298 | 4654-8000/5889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15">www.ramosrevestimientos.com</text:span></text:a></text:p>
              <text:p text:style-name="MP12"><draw:frame draw:style-name="Mfr3" draw:name="Imagen2" text:anchor-type="paragraph" svg:x="0.332cm" svg:y="0.053cm" svg:width="0.328cm" svg:height="0.328cm" draw:z-index="3"><draw:image xlink:href="Pictures/100002010000002400000024D065DF4C96311F40.png" xlink:type="simple" xlink:show="embed" xlink:actuate="onLoad" loext:mime-type="image/png"/></draw:frame><text:s text:c="7"/>/RamosRevestimientos</text:p>
              <text:p text:style-name="MP13"/>
              <text:p text:style-name="MP14"><text:span text:style-name="MT16">I.V.A.: </text:span><text:span text:style-name="MT17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5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6"><text:span text:style-name="MT18"><text:text-input text:description="&lt;if test=&quot;print_header&quot;&gt;">IF2</text:text-input></text:span><text:span text:style-name="MT19">CUIT</text:span><text:span text:style-name="MT20">: </text:span><text:text-input text:description="&lt;company.partner_id.commercial_partner_id.formated_vat&gt;">20-31393297-9</text:text-input><text:span text:style-name="MT18"><text:text-input text:description="&lt;/if&gt;">&lt;/if&gt;</text:text-input></text:span></text:p>
              <text:p text:style-name="MP17"><text:span text:style-name="MT18"><text:text-input text:description="&lt;if test=&quot;print_header&quot;&gt;">IF2</text:text-input></text:span><text:span text:style-name="MT19">Ing. Brutos</text:span><text:span text:style-name="MT20">:</text:span> <text:text-input text:description="&lt;company.partner_id.iibb&gt;">EXENTO</text:text-input><text:span text:style-name="MT21"><text:text-input text:description="&lt;/if&gt;">&lt;/if&gt;</text:text-input></text:span></text:p>
              <text:p text:style-name="MP18"><text:span text:style-name="MT18"><text:text-input text:description="&lt;if test=&quot;print_header&quot;&gt;">IF2</text:text-input></text:span><text:span text:style-name="MT22">Inicio de actividades</text:span><text:span text:style-name="MT23">: </text:span><text:span text:style-name="MT24"><text:text-input text:description="&lt;if test=&quot;company.partner_id.start_date&quot;&gt;">If</text:text-input></text:span><text:span text:style-name="MT24"><text:text-input text:description="&lt;formatLang(company.partner_id.start_date,date='true')&gt;">DD/MM/YYYY</text:text-input></text:span><text:span text:style-name="MT24"><text:text-input text:description="&lt;/if&gt;">/if</text:text-input></text:span><text:span text:style-name="MT21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9"><text:s/></text:p>
              <text:p text:style-name="MP20"><text:span text:style-name="MT25">Cliente</text:span><text:span text:style-name="MT26">:</text:span><text:span text:style-name="MT27"> </text:span><text:span text:style-name="MT28"><text:placeholder text:placeholder-type="text">&lt;o.partner_id.commercial_partner_id.name&gt;</text:placeholder></text:span></text:p>
              <text:p text:style-name="MP21"/>
              <text:p text:style-name="MP22"><text:span text:style-name="MT29">Dirección</text:span><text:span text:style-name="MT30">: </text:span><text:span text:style-name="MT31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3"/>
              <text:p text:style-name="MP24"><text:span text:style-name="MT32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5"/>
              <text:p text:style-name="MP24"><text:span text:style-name="MT32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6"/>
              <text:p text:style-name="MP27"><text:span text:style-name="MT33"><text:placeholder text:placeholder-type="text">&lt;if test="o.partner_id.parent_id"&gt;</text:placeholder></text:span><text:span text:style-name="MT34">Enviar a</text:span><text:span text:style-name="MT28">: </text:span><text:span text:style-name="MT28"><text:placeholder text:placeholder-type="text">&lt;o.partner_id.name&gt;</text:placeholder></text:span><text:span text:style-name="MT28"><text:s/>- </text:span><text:span text:style-name="MT35"><text:placeholder text:placeholder-type="text">&lt;partner_address(o.partner_id)&gt;</text:placeholder></text:span><text:span text:style-name="MT28"><text:placeholder text:placeholder-type="text">&lt;/if&gt;</text:placeholder></text:span></text:p>
              <text:p text:style-name="MP28"/>
              <text:p text:style-name="MP27"><text:span text:style-name="MT36"><text:placeholder text:placeholder-type="text">&lt;o.afip_incoterm_id and 'Incoterms:' or ''&gt;</text:placeholder></text:span><text:span text:style-name="MT36"><text:s/></text:span><text:span text:style-name="MT28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29"><text:span text:style-name="MT37">Cond IVA</text:span><text:span text:style-name="MT26">:</text:span><text:span text:style-name="MT27"> </text:span><text:span text:style-name="MT28"><text:placeholder text:placeholder-type="text">&lt;o.partner_id.commercial_partner_id.responsability_id.name&gt;</text:placeholder></text:span></text:p>
              <text:p text:style-name="MP30"><text:span text:style-name="MT38"><text:text-input text:description="&lt;o.partner_id.commercial_partner_id.document_type_id.name&gt;">CUIT</text:text-input></text:span><text:span text:style-name="MT39">:</text:span><text:span text:style-name="MT40"> </text:span><text:span text:style-name="MT40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1"><text:span text:style-name="MT41">Cond. Venta</text:span><text:span text:style-name="MT42">:</text:span><text:span text:style-name="MT43"> </text:span><text:span text:style-name="MT44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2"><text:span text:style-name="MT45"><text:text-input text:description="&lt;if test=&quot;print_commercial&quot;&gt;">IF2</text:text-input></text:span><text:span text:style-name="MT46">Vendedor</text:span><text:span text:style-name="MT42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3"><text:span text:style-name="MT50">Vencimientos</text:span><text:span text:style-name="MT51">: </text:span><text:span text:style-name="MT51"><text:text-input text:description="&lt;&quot;; &quot;.join([&quot;%s (%s)&quot; % (formatLang(x.date_maturity, date='true'), x.debit) for x in o.move_id.line_id if x.date_maturity])&gt;">$4400</text:text-input></text:span></text:p>
              <text:p text:style-name="MP34"><text:span text:style-name="MT52"><text:text-input text:description="&lt;o.afip_concept in ['2', '3', '4'] and &quot;Fecha servicio:&quot;&gt;">Fecha Servicio:</text:text-input></text:span><text:span text:style-name="MT52"><text:s/>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2"><text:span text:style-name="MT41">Doc. Origen</text:span><text:span text:style-name="MT54">:</text:span><text:span text:style-name="MT55"> </text:span><text:span text:style-name="MT48"><text:text-input text:description="&lt;o.origin&gt;">R1231231 – R1231321</text:text-input></text:span></text:p>
              <text:p text:style-name="MP35"><text:span text:style-name="MT56">Nota</text:span><text:span text:style-name="MT57">: </text:span><text:span text:style-name="MT58"><text:placeholder text:placeholder-type="text">&lt;o.reference&gt;</text:placeholder></text:span></text:p>
              <text:p text:style-name="MP36"><text:span text:style-name="MT59">Importes expresados en </text:span><text:span text:style-name="MT60"><text:text-input text:description="&lt;o.currency_id.name or o.company_id.currency_id.name&gt;">rate</text:text-input></text:span><text:span text:style-name="MT59"><text:s/></text:span><text:span text:style-name="MT61"><text:text-input text:description="&lt;if test=&quot;o.currency_id != o.company_id.currency_id&quot;&gt;">IF2</text:text-input></text:span><text:span text:style-name="MT61">- </text:span><text:span text:style-name="MT59">Tipo de cambio:</text:span><text:span text:style-name="MT62"> </text:span><text:span text:style-name="MT63">$</text:span><text:span text:style-name="MT60"><text:text-input text:description="&lt;o.currency_rate&gt;">rate</text:text-input></text:span><text:span text:style-name="MT61"> </text:span><text:span text:style-name="MT61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7">Cantidad</text:p>
            </table:table-cell>
            <table:table-cell table:style-name="Table1.A1" office:value-type="string">
              <text:p text:style-name="MP38">Descripción</text:p>
            </table:table-cell>
            <table:table-cell table:style-name="Table1.C1" office:value-type="string">
              <text:p text:style-name="MP39">P. <text:span text:style-name="MT64">Unitario</text:span></text:p>
            </table:table-cell>
            <table:table-cell table:style-name="Table1.D1" office:value-type="string">
              <text:p text:style-name="MP40">%<text:span text:style-name="MT65">I.V.A.</text:span></text:p>
            </table:table-cell>
            <table:table-cell table:style-name="Table1.E1" office:value-type="string">
              <text:p text:style-name="MP41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3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4"><text:span text:style-name="MT66"><text:placeholder text:placeholder-type="text">&lt;if test="o.comment"&gt;</text:placeholder></text:span>OBSERVACIONES: <text:span text:style-name="MT67"><text:placeholder text:placeholder-type="text">&lt;o.comment&gt;</text:placeholder></text:span><text:span text:style-name="MT67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5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5"/>
            </table:table-cell>
            <table:table-cell table:style-name="Table2.B3" office:value-type="string">
              <text:p text:style-name="MP46">SUBTOTAL <text:span text:style-name="MT68"><text:text-input text:description="&lt;o.currency_id.symbol&gt;">USD</text:text-input></text:span></text:p>
            </table:table-cell>
            <table:table-cell table:style-name="Table2.C3" office:value-type="string">
              <text:p text:style-name="MP47"/>
            </table:table-cell>
            <table:table-cell table:style-name="Table2.C3" office:value-type="string">
              <text:p text:style-name="MP48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5"/>
            </table:table-cell>
            <table:table-cell table:style-name="Table2.B4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e2.C4" office:value-type="string">
              <text:p text:style-name="MP52"><text:text-input text:description="&lt;for each=&quot;line in o.printed_tax_ids&quot;&gt;">For each line</text:text-input></text:p>
              <text:p text:style-name="MP53"><text:text-input text:description="&lt;formatLang(line.base)&gt;">99.999,99</text:text-input></text:p>
              <text:p text:style-name="MP54"><text:text-input text:description="&lt;/for&gt;">End For</text:text-input></text:p>
            </table:table-cell>
            <table:table-cell table:style-name="Table2.C4" office:value-type="string">
              <text:p text:style-name="MP55"><text:text-input text:description="&lt;for each=&quot;line in o.printed_tax_ids&quot;&gt;">For each line</text:text-input></text:p>
              <text:p text:style-name="MP56"><text:text-input text:description="&lt;formatLang(line.amount)&gt;">999.999,99</text:text-input></text:p>
              <text:p text:style-name="MP57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5"/>
            </table:table-cell>
            <table:table-cell table:style-name="Table2.B4" office:value-type="string">
              <text:p text:style-name="MP58">T<text:span text:style-name="MT69">OTAL</text:span> <text:span text:style-name="MT68"><text:text-input text:description="&lt;o.currency_id.symbol&gt;">USD</text:text-input></text:span></text:p>
            </table:table-cell>
            <table:table-cell table:style-name="Table2.C4" office:value-type="string">
              <text:p text:style-name="MP59"/>
            </table:table-cell>
            <table:table-cell table:style-name="Table2.C4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1"><text:span text:style-name="MT70">Son:</text:span> 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5"><text:span text:style-name="MT72">CAE: </text:span><text:span text:style-name="MT72"><text:placeholder text:placeholder-type="text">&lt;o.afip_cae&gt;</text:placeholder></text:span><text:span text:style-name="MT72"><text:s/>- Fecha Vto. CAE: </text:span><text:span text:style-name="MT72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2"><draw:frame draw:style-name="Mfr4" draw:name="image: asimage(o.afip_barcode_img)" text:anchor-type="paragraph" svg:y="-0.82cm" svg:width="6.364cm" draw:z-index="2"><draw:text-box fo:min-height="0.744cm"><text:p text:style-name="MP63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4"/>
        <text:p text:style-name="MP64"/>
        <text:p text:style-name="MP6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10-30T18:23:19.340299238</dc:date>
    <meta:editing-duration>P2DT10H4M59S</meta:editing-duration>
    <meta:editing-cycles>463</meta:editing-cycles>
    <meta:generator>LibreOffice/6.4.5.2$Linux_X86_64 LibreOffice_project/40$Build-2</meta:generator>
    <meta:document-statistic meta:table-count="6" meta:image-count="1" meta:object-count="0" meta:page-count="1" meta:paragraph-count="60" meta:word-count="314" meta:character-count="1774" meta:non-whitespace-character-count="1660"/>
  </office:meta>
</office:document-meta>
</file>